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7.34mm"/>
    </style:style>
    <style:style style:name="co2" style:family="table-column">
      <style:table-column-properties fo:break-before="auto" style:column-width="2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r2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0.945671856393049" calcext:value-type="float">
            <text:p>0.95</text:p>
          </table:table-cell>
          <table:table-cell table:style-name="ce2" office:value-type="float" office:value="0.000000000000784131652085388" calcext:value-type="float">
            <text:p>7.84E-13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0.731477685385288" calcext:value-type="float">
            <text:p>0.73</text:p>
          </table:table-cell>
          <table:table-cell table:style-name="ce2" office:value-type="float" office:value="0.00000154643076327351" calcext:value-type="float">
            <text:p>1.55E-06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999500613341082" calcext:value-type="float">
            <text:p>1.00</text:p>
          </table:table-cell>
          <table:table-cell table:style-name="ce2" office:value-type="float" office:value="3.58348074646022E-031" calcext:value-type="float">
            <text:p>3.58E-31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66045997259999" calcext:value-type="float">
            <text:p>0.66</text:p>
          </table:table-cell>
          <table:table-cell table:style-name="ce2" office:value-type="float" office:value="0.0000133594325337284" calcext:value-type="float">
            <text:p>1.34E-05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6529832919271" calcext:value-type="float">
            <text:p>0.65</text:p>
          </table:table-cell>
          <table:table-cell table:style-name="ce2" office:value-type="float" office:value="0.0000163326410776121" calcext:value-type="float">
            <text:p>1.63E-05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667690522796714" calcext:value-type="float">
            <text:p>0.67</text:p>
          </table:table-cell>
          <table:table-cell table:style-name="ce2" office:value-type="float" office:value="0.0000109549528449373" calcext:value-type="float">
            <text:p>1.10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office:value-type="float" office:value="0.100516060647361" calcext:value-type="float">
            <text:p>0.10</text:p>
          </table:table-cell>
          <table:table-cell office:value-type="float" office:value="0.173195055828044" calcext:value-type="float">
            <text:p>0.1731950558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0.596831553839603" calcext:value-type="float">
            <text:p>0.60</text:p>
          </table:table-cell>
          <table:table-cell table:style-name="ce2" office:value-type="float" office:value="0.0000654689433928247" calcext:value-type="float">
            <text:p>6.55E-05</text:p>
          </table:table-cell>
        </table:table-row>
        <table:table-row table:style-name="ro1">
          <table:table-cell office:value-type="string" calcext:value-type="string">
            <text:p>CITRA_SYN</text:p>
          </table:table-cell>
          <table:table-cell office:value-type="float" office:value="0.885873147240893" calcext:value-type="float">
            <text:p>0.89</text:p>
          </table:table-cell>
          <table:table-cell table:style-name="ce2" office:value-type="float" office:value="0.000000000643163602375905" calcext:value-type="float">
            <text:p>6.43E-10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602054822973325" calcext:value-type="float">
            <text:p>0.60</text:p>
          </table:table-cell>
          <table:table-cell table:style-name="ce2" office:value-type="float" office:value="0.000058002931659876" calcext:value-type="float">
            <text:p>5.80E-05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69032622010288" calcext:value-type="float">
            <text:p>0.69</text:p>
          </table:table-cell>
          <table:table-cell table:style-name="ce2" office:value-type="float" office:value="0.00000572260916927329" calcext:value-type="float">
            <text:p>5.72E-06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998279400746261" calcext:value-type="float">
            <text:p>1.00</text:p>
          </table:table-cell>
          <table:table-cell table:style-name="ce2" office:value-type="float" office:value="2.45317838805635E-026" calcext:value-type="float">
            <text:p>2.45E-26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658710657490565" calcext:value-type="float">
            <text:p>0.66</text:p>
          </table:table-cell>
          <table:table-cell table:style-name="ce2" office:value-type="float" office:value="0.000014007835839804" calcext:value-type="float">
            <text:p>1.40E-05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6518938885508" calcext:value-type="float">
            <text:p>0.65</text:p>
          </table:table-cell>
          <table:table-cell table:style-name="ce2" office:value-type="float" office:value="0.0000168120428007574" calcext:value-type="float">
            <text:p>1.68E-05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999995894580272" calcext:value-type="float">
            <text:p>1.00</text:p>
          </table:table-cell>
          <table:table-cell table:style-name="ce2" office:value-type="float" office:value="6.14460428029963E-050" calcext:value-type="float">
            <text:p>6.14E-50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667473067242162" calcext:value-type="float">
            <text:p>0.67</text:p>
          </table:table-cell>
          <table:table-cell table:style-name="ce2" office:value-type="float" office:value="0.0000110211919827898" calcext:value-type="float">
            <text:p>1.10E-05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444549808184433" calcext:value-type="float">
            <text:p>0.44</text:p>
          </table:table-cell>
          <table:table-cell office:value-type="float" office:value="0.00132448021661915" calcext:value-type="float">
            <text:p>0.0013244802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0.989057388517504" calcext:value-type="float">
            <text:p>0.99</text:p>
          </table:table-cell>
          <table:table-cell table:style-name="ce2" office:value-type="float" office:value="4.1928869813252E-019" calcext:value-type="float">
            <text:p>4.19E-19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.823754482618779" calcext:value-type="float">
            <text:p>0.82</text:p>
          </table:table-cell>
          <table:table-cell table:style-name="ce2" office:value-type="float" office:value="0.0000000331817351963418" calcext:value-type="float">
            <text:p>3.32E-08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604775499968606" calcext:value-type="float">
            <text:p>0.60</text:p>
          </table:table-cell>
          <table:table-cell table:style-name="ce2" office:value-type="float" office:value="0.0000544250356209496" calcext:value-type="float">
            <text:p>5.44E-05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0.999689873576802" calcext:value-type="float">
            <text:p>1.00</text:p>
          </table:table-cell>
          <table:table-cell table:style-name="ce2" office:value-type="float" office:value="4.92248705415336E-033" calcext:value-type="float">
            <text:p>4.92E-33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0.85966224309032" calcext:value-type="float">
            <text:p>0.86</text:p>
          </table:table-cell>
          <table:table-cell table:style-name="ce2" office:value-type="float" office:value="0.00000000418985914183241" calcext:value-type="float">
            <text:p>4.19E-09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999932276592161" calcext:value-type="float">
            <text:p>1.00</text:p>
          </table:table-cell>
          <table:table-cell table:style-name="ce2" office:value-type="float" office:value="5.55824263684624E-039" calcext:value-type="float">
            <text:p>5.56E-39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0.992940614332178" calcext:value-type="float">
            <text:p>0.99</text:p>
          </table:table-cell>
          <table:table-cell table:style-name="ce2" office:value-type="float" office:value="8.1014231121893E-021" calcext:value-type="float">
            <text:p>8.10E-21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0.722727440632301" calcext:value-type="float">
            <text:p>0.72</text:p>
          </table:table-cell>
          <table:table-cell table:style-name="ce2" office:value-type="float" office:value="0.00000207467444409511" calcext:value-type="float">
            <text:p>2.07E-06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986309125240696" calcext:value-type="float">
            <text:p>0.99</text:p>
          </table:table-cell>
          <table:table-cell table:style-name="ce2" office:value-type="float" office:value="3.15390298568074E-018" calcext:value-type="float">
            <text:p>3.15E-18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960605504114799" calcext:value-type="float">
            <text:p>0.96</text:p>
          </table:table-cell>
          <table:table-cell table:style-name="ce2" office:value-type="float" office:value="0.0000000000000431554783683037" calcext:value-type="float">
            <text:p>4.32E-14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0.856786483967707" calcext:value-type="float">
            <text:p>0.86</text:p>
          </table:table-cell>
          <table:table-cell table:style-name="ce2" office:value-type="float" office:value="0.00000000503651955495017" calcext:value-type="float">
            <text:p>5.04E-09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494413966544321" calcext:value-type="float">
            <text:p>0.49</text:p>
          </table:table-cell>
          <table:table-cell office:value-type="float" office:value="0.000543621950998505" calcext:value-type="float">
            <text:p>0.000543622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633541894059774" calcext:value-type="float">
            <text:p>0.63</text:p>
          </table:table-cell>
          <table:table-cell table:style-name="ce2" office:value-type="float" office:value="0.0000270254710729263" calcext:value-type="float">
            <text:p>2.70E-05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673414761531049" calcext:value-type="float">
            <text:p>0.67</text:p>
          </table:table-cell>
          <table:table-cell table:style-name="ce2" office:value-type="float" office:value="0.00000933450378295866" calcext:value-type="float">
            <text:p>9.33E-06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564716908130186" calcext:value-type="float">
            <text:p>0.56</text:p>
          </table:table-cell>
          <table:table-cell office:value-type="float" office:value="0.000133603945181723" calcext:value-type="float">
            <text:p>0.0001336039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657403982540287" calcext:value-type="float">
            <text:p>0.66</text:p>
          </table:table-cell>
          <table:table-cell table:style-name="ce2" office:value-type="float" office:value="0.0000145104048252776" calcext:value-type="float">
            <text:p>1.45E-05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678183339918229" calcext:value-type="float">
            <text:p>0.68</text:p>
          </table:table-cell>
          <table:table-cell table:style-name="ce2" office:value-type="float" office:value="0.00000815215167302222" calcext:value-type="float">
            <text:p>8.15E-06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9893900231824" calcext:value-type="float">
            <text:p>0.99</text:p>
          </table:table-cell>
          <table:table-cell table:style-name="ce2" office:value-type="float" office:value="3.1753280377354E-019" calcext:value-type="float">
            <text:p>3.18E-1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999940349300439" calcext:value-type="float">
            <text:p>1.00</text:p>
          </table:table-cell>
          <table:table-cell table:style-name="ce2" office:value-type="float" office:value="1.77348108993972E-039" calcext:value-type="float">
            <text:p>1.77E-39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804117305454742" calcext:value-type="float">
            <text:p>0.80</text:p>
          </table:table-cell>
          <table:table-cell table:style-name="ce2" office:value-type="float" office:value="0.0000000867814986659885" calcext:value-type="float">
            <text:p>8.68E-08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41124052255887" calcext:value-type="float">
            <text:p>0.41</text:p>
          </table:table-cell>
          <table:table-cell office:value-type="float" office:value="0.00230935469252235" calcext:value-type="float">
            <text:p>0.0023093547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0.674707242928646" calcext:value-type="float">
            <text:p>0.67</text:p>
          </table:table-cell>
          <table:table-cell table:style-name="ce2" office:value-type="float" office:value="0.00000899976970110841" calcext:value-type="float">
            <text:p>9.00E-0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.668554008595889" calcext:value-type="float">
            <text:p>0.67</text:p>
          </table:table-cell>
          <table:table-cell table:style-name="ce2" office:value-type="float" office:value="0.00001069542911724" calcext:value-type="float">
            <text:p>1.07E-05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0.620757376929616" calcext:value-type="float">
            <text:p>0.62</text:p>
          </table:table-cell>
          <table:table-cell table:style-name="ce2" office:value-type="float" office:value="0.0000371200879191318" calcext:value-type="float">
            <text:p>3.71E-0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671851040889239" calcext:value-type="float">
            <text:p>0.67</text:p>
          </table:table-cell>
          <table:table-cell table:style-name="ce2" office:value-type="float" office:value="0.00000975435237013905" calcext:value-type="float">
            <text:p>9.75E-06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598784880402561" calcext:value-type="float">
            <text:p>0.60</text:p>
          </table:table-cell>
          <table:table-cell table:style-name="ce2" office:value-type="float" office:value="0.0000625815673491302" calcext:value-type="float">
            <text:p>6.26E-05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651069874978474" calcext:value-type="float">
            <text:p>0.65</text:p>
          </table:table-cell>
          <table:table-cell table:style-name="ce2" office:value-type="float" office:value="0.0000171829879864982" calcext:value-type="float">
            <text:p>1.72E-05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office:value-type="float" office:value="0.652538425656517" calcext:value-type="float">
            <text:p>0.65</text:p>
          </table:table-cell>
          <table:table-cell table:style-name="ce2" office:value-type="float" office:value="0.0000165269090252945" calcext:value-type="float">
            <text:p>1.65E-05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office:value-type="float" office:value="0.299659511051845" calcext:value-type="float">
            <text:p>0.30</text:p>
          </table:table-cell>
          <table:table-cell office:value-type="float" office:value="0.0124818366227254" calcext:value-type="float">
            <text:p>0.0124818366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661226554034731" calcext:value-type="float">
            <text:p>0.66</text:p>
          </table:table-cell>
          <table:table-cell table:style-name="ce2" office:value-type="float" office:value="0.0000130838601051859" calcext:value-type="float">
            <text:p>1.31E-05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427348523865454" calcext:value-type="float">
            <text:p>0.43</text:p>
          </table:table-cell>
          <table:table-cell office:value-type="float" office:value="0.00177120837056901" calcext:value-type="float">
            <text:p>0.0017712084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997007976798938" calcext:value-type="float">
            <text:p>1.00</text:p>
          </table:table-cell>
          <table:table-cell table:style-name="ce2" office:value-type="float" office:value="3.56898878786071E-024" calcext:value-type="float">
            <text:p>3.57E-24</text:p>
          </table:table-cell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5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0:37:14.067748850</meta:creation-date>
    <dc:date>2018-06-28T10:52:55.121861255</dc:date>
    <meta:editing-duration>PT5M31S</meta:editing-duration>
    <meta:editing-cycles>1</meta:editing-cycles>
    <meta:document-statistic meta:table-count="1" meta:cell-count="150" meta:object-count="0"/>
    <meta:generator>LibreOffice/5.1.6.2$Linux_X86_64 LibreOffice_project/10m0$Build-2</meta:generator>
  </office:meta>
</office:document-meta>
</file>